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calar boost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C4]-[.D4]" office:value-type="float" office:value="-3" calcext:value-type="float">
            <text:p>-3</text:p>
          </table:table-cell>
          <table:table-cell table:formula="of:=[.C4]*[.D4]" office:value-type="float" office:value="4" calcext:value-type="float">
            <text:p>4</text:p>
          </table:table-cell>
          <table:table-cell table:formula="of:=([.C5]*[.D6]-[.C6]*[.D5])" office:value-type="float" office:value="-12" calcext:value-type="float">
            <text:p>-12</text:p>
          </table:table-cell>
          <table:table-cell table:formula="of:=[.E4]*[.C4]" office:value-type="float" office:value="2.1" calcext:value-type="float">
            <text:p>2.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]-[.D5]" office:value-type="float" office:value="-4" calcext:value-type="float">
            <text:p>-4</text:p>
          </table:table-cell>
          <table:table-cell table:formula="of:=[.C5]*[.D5]" office:value-type="float" office:value="12" calcext:value-type="float">
            <text:p>12</text:p>
          </table:table-cell>
          <table:table-cell table:formula="of:=[.C6]*[.D4]-[.C4]*[.D6]" office:value-type="float" office:value="9" calcext:value-type="float">
            <text:p>9</text:p>
          </table:table-cell>
          <table:table-cell table:formula="of:=[.E4]*[.C5]" office:value-type="float" office:value="4.2" calcext:value-type="float">
            <text:p>4.2</text:p>
          </table:table-cell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[.C6]-[.D6]" office:value-type="float" office:value="0" calcext:value-type="float">
            <text:p>0</text:p>
          </table:table-cell>
          <table:table-cell table:formula="of:=[.C6]*[.D6]" office:value-type="float" office:value="9" calcext:value-type="float">
            <text:p>9</text:p>
          </table:table-cell>
          <table:table-cell table:formula="of:=[.C4]*[.D5]-[.C5]*[.D4]" office:value-type="float" office:value="-2" calcext:value-type="float">
            <text:p>-2</text:p>
          </table:table-cell>
          <table:table-cell table:formula="of:=[.E4]*[.C6]" office:value-type="float" office:value="6.3" calcext:value-type="float">
            <text:p>6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4]*[.D4]+[.C5]*[.D5]+[.C6]*[.D6]" office:value-type="float" office:value="25" calcext:value-type="float">
            <text:p>25</text:p>
          </table:table-cell>
          <table:table-cell table:number-columns-repeated="3"/>
          <table:table-cell table:formula="of:=SQRT([.G4]*[.G4]+[.G5]*[.G5]+[.G6]*[.G6])" office:value-type="float" office:value="5" calcext:value-type="float">
            <text:p>5</text:p>
          </table:table-cell>
          <table:table-cell table:formula="of:=SUM([.H4:.H6])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calar boo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-3.1" calcext:value-type="float">
            <text:p>-3.1</text:p>
          </table:table-cell>
          <table:table-cell office:value-type="float" office:value="-2.7" calcext:value-type="float">
            <text:p>-2.7</text:p>
          </table:table-cell>
          <table:table-cell/>
          <table:table-cell table:formula="of:=[.C13]-[.D13]" office:value-type="float" office:value="8.3" calcext:value-type="float">
            <text:p>8.3</text:p>
          </table:table-cell>
          <table:table-cell table:formula="of:=[.C13]*[.D13]" office:value-type="float" office:value="-16.12" calcext:value-type="float">
            <text:p>-16.12</text:p>
          </table:table-cell>
          <table:table-cell table:formula="of:=([.C14]*[.D15]-[.C15]*[.D14])" office:value-type="float" office:value="-5.3114" calcext:value-type="float">
            <text:p>-5.3114</text:p>
          </table:table-cell>
          <table:table-cell table:formula="of:=[.E13]*[.C13]" office:value-type="float" office:value="-14.04" calcext:value-type="float">
            <text:p>-14.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0.18" calcext:value-type="float">
            <text:p>-0.18</text:p>
          </table:table-cell>
          <table:table-cell table:number-columns-repeated="2"/>
          <table:table-cell table:formula="of:=[.C14]-[.D14]" office:value-type="float" office:value="-2.92" calcext:value-type="float">
            <text:p>-2.92</text:p>
          </table:table-cell>
          <table:table-cell table:formula="of:=[.C14]*[.D14]" office:value-type="float" office:value="0.558" calcext:value-type="float">
            <text:p>0.558</text:p>
          </table:table-cell>
          <table:table-cell table:formula="of:=[.C15]*[.D13]-[.C13]*[.D15]" office:value-type="float" office:value="-18.673" calcext:value-type="float">
            <text:p>-18.673</text:p>
          </table:table-cell>
          <table:table-cell table:formula="of:=[.E13]*[.C14]" office:value-type="float" office:value="8.37" calcext:value-type="float">
            <text:p>8.3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table:formula="of:=[.C15]-[.D15]" office:value-type="float" office:value="0.99" calcext:value-type="float">
            <text:p>0.99</text:p>
          </table:table-cell>
          <table:table-cell table:formula="of:=[.C15]*[.D15]" office:value-type="float" office:value="5.3956" calcext:value-type="float">
            <text:p>5.3956</text:p>
          </table:table-cell>
          <table:table-cell table:formula="of:=[.C13]*[.D14]-[.C14]*[.D13]" office:value-type="float" office:value="-10.546" calcext:value-type="float">
            <text:p>-10.546</text:p>
          </table:table-cell>
          <table:table-cell table:formula="of:=[.E13]*[.C15]" office:value-type="float" office:value="-7.749" calcext:value-type="float">
            <text:p>-7.7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13]*[.D13]+[.C14]*[.D14]+[.C15]*[.D15]" office:value-type="float" office:value="-10.1664" calcext:value-type="float">
            <text:p>-10.1664</text:p>
          </table:table-cell>
          <table:table-cell table:number-columns-repeated="3"/>
          <table:table-cell table:formula="of:=SQRT([.G13]*[.G13]+[.G14]*[.G14]+[.G15]*[.G15])" office:value-type="float" office:value="8.85417980391182" calcext:value-type="float">
            <text:p>8.85417980391182</text:p>
          </table:table-cell>
          <table:table-cell table:formula="of:=SUM([.H13:.H15])" office:value-type="float" office:value="-10.1664" calcext:value-type="float">
            <text:p>-10.1664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24]-[.D24]" office:value-type="float" office:value="-6" calcext:value-type="float">
            <text:p>-6</text:p>
          </table:table-cell>
          <table:table-cell table:formula="of:=[.F24]*[.F24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5]-[.D25]" office:value-type="float" office:value="-3" calcext:value-type="float">
            <text:p>-3</text:p>
          </table:table-cell>
          <table:table-cell table:formula="of:=[.F25]*[.F2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26]-[.D26]" office:value-type="float" office:value="-8" calcext:value-type="float">
            <text:p>-8</text:p>
          </table:table-cell>
          <table:table-cell table:formula="of:=[.F26]*[.F26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SUM([.G24:.G26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QRT([.G28])" office:value-type="float" office:value="10.4403065089106" calcext:value-type="float">
            <text:p>10.44030650891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09:25:17.805862074</meta:creation-date>
    <dc:date>2024-01-05T21:21:12.902913547</dc:date>
    <meta:editing-duration>PT4H46M1S</meta:editing-duration>
    <meta:editing-cycles>3</meta:editing-cycles>
    <meta:generator>LibreOffice/7.3.7.2$Linux_X86_64 LibreOffice_project/30$Build-2</meta:generator>
    <meta:document-statistic meta:table-count="1" meta:cell-count="80" meta:object-count="0"/>
  </office:meta>
</office:document-meta>
</file>